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ssion Initiation Protocol</text:h>
      <text:p text:style-name="Standard"/>
      <text:p text:style-name="Text_20_body">Android provides an API that supports the Session Initiation Protocol (SIP). This lets you add SIP-based internet telephony features to your applications. Android includes a full SIP protocol stack and integrated call management services that let applications easily set up outgoing and incoming voice calls, without having to manage sessions, transport-level communication, or audio record or playback directly.</text:p>
      <text:p text:style-name="Text_20_body">Here are examples of the types of applications that might use the SIP API:</text:p>
      <text:list xml:id="list230125635" text:style-name="L1">
        <text:list-item>
          <text:p text:style-name="P5">Video conferencing. </text:p>
        </text:list-item>
        <text:list-item>
          <text:p text:style-name="P3">Instant messaging. </text:p>
        </text:list-item>
      </text:list>
      <text:p text:style-name="Standard"/>
      <text:h text:style-name="Heading_20_2" text:outline-level="2"><text:bookmark text:name="requirements"/>Requirements and Limitations</text:h>
      <text:p text:style-name="Text_20_body">Here are the requirements for developing a SIP application:</text:p>
      <text:list xml:id="list256318359" text:style-name="L2">
        <text:list-item>
          <text:p text:style-name="P6">You must have a mobile device that is running Android 2.3 or higher. </text:p>
        </text:list-item>
        <text:list-item>
          <text:p text:style-name="P6">SIP runs over a wireless data connection, so your device must have a data connection (with a mobile data service or Wi-Fi). This means that you can't test on AVD—you can only test on a physical device. For details, see <text:a xlink:type="simple" xlink:href="http://developer.android.com/guide/topics/connectivity/sip.html#testing">Testing SIP Applications</text:a>. </text:p>
        </text:list-item>
        <text:list-item>
          <text:p text:style-name="P4">Each participant in the application's communication session must have a SIP account. There are many different SIP providers that offer SIP accounts. </text:p>
        </text:list-item>
      </text:list>
      <text:p text:style-name="Standard"/>
      <text:p text:style-name="P1">SIP Account (test account)</text:p>
      <text:p text:style-name="P1"/>
      <text:p text:style-name="P2">sip Create new Account in <text:a xlink:type="simple" xlink:href="https://www.linphone.org/eng/linphone/register-a-linphone-account.html"><text:span text:style-name="T1">https://www.linphone.org/eng/linphone/register-a-linphone-account.html</text:span></text:a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dianic </meta:initial-creator>
    <meta:creation-date>2012-08-04T12:44:23</meta:creation-date>
    <dc:date>2012-08-04T13:26:53</dc:date>
    <dc:creator>indianic </dc:creator>
    <meta:editing-duration>PT00H42M39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12" meta:word-count="184" meta:character-count="1229"/>
  </office:meta>
</office:document-meta>
</file>